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2b9840" style:font-size-asian="12pt" style:font-size-complex="12pt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b984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text-align="justify" style:justify-single-word="false"/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5" style:family="paragraph" style:parent-style-name="UrbanBody">
      <style:text-properties style:font-name="Arial" fo:font-size="14pt" style:font-size-asian="14pt" style:font-size-complex="14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UrbanBody">
      <style:text-properties style:font-name="arial" fo:font-size="11pt" style:font-size-asian="11pt" style:font-size-complex="11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b984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UrbanTitle">
      <style:text-properties style:font-name="Arial" fo:font-size="14pt" fo:font-style="normal" style:text-underline-style="none" style:font-size-asian="14pt" style:font-style-asian="normal" style:font-size-complex="14pt" style:font-style-complex="normal"/>
    </style:style>
    <style:style style:name="P12" style:family="paragraph" style:parent-style-name="Standard">
      <style:text-properties style:font-name="Arial" fo:font-size="10.5pt" officeooo:paragraph-rsid="002b9840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paragraph-rsid="002b9840" style:font-size-asian="11pt" style:font-size-complex="11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b9840" style:font-size-asian="10pt" style:font-size-complex="10pt"/>
    </style:style>
    <style:style style:name="P15" style:family="paragraph" style:parent-style-name="UrbanBody">
      <style:text-properties style:font-name="arial" fo:font-size="9pt" style:font-size-asian="9pt" style:font-size-complex="9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449c"/>
    </style:style>
    <style:style style:name="T4" style:family="text">
      <style:text-properties officeooo:rsid="0027491a"/>
    </style:style>
    <style:style style:name="T5" style:family="text">
      <style:text-properties officeooo:rsid="002937ca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2b984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<office:annotation><dc:creator>Gauthier Bastien</dc:creator><dc:date>2011-01-13T14:56:41</dc:date><text:p text:style-name="P16"><text:span text:style-name="T11">do text</text:span></text:p><text:p text:style-name="P16"><text:span text:style-name="T11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14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"><text:span text:style-name="T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0"><text:s/>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10"><text:s/></text:span><text:span text:style-name="T8"><text:conditional-text text:condition="ooow:&quot;view.do_mailing()&quot;" text:string-value-if-true="&quot;mailed_data.name2&quot;" text:string-value-if-false="">mailed_data.name2</text:conditional-text></text:span></text:p>
            <text:p text:style-name="P1"><text:span text:style-name="T9">Architecte</text:span><text:span text:style-name="T10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10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2"/>
      <text:p text:style-name="P3"/>
      <text:p text:style-name="P3"/>
      <text:p text:style-name="P11">Décision concernant une demande de permis d'urbanisme</text:p>
      <text:p text:style-name="P5"/>
      <text:p text:style-name="P15"/>
      <text:p text:style-name="P7"><office:annotation><dc:creator>Gauthier Bastien</dc:creator><dc:date>2011-02-16T16:12:24</dc:date><text:p text:style-name="P16"><text:span text:style-name="T13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6"><text:span text:style-name="T12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7"><text:span text:style-name="T2">Objet :</text:span> <text:text-input text:description="Objet des travaux">licence_helper.licenceSubject</text:text-input></text:p>
      <text:p text:style-name="P7"><text:span text:style-name="T2">Situation :</text:span> <text:text-input text:description="Situation des travaux">self.getWorkLocationSignaletic()</text:text-input></text:p>
      <text:p text:style-name="P7"/>
      <text:p text:style-name="P7"/>
      <text:p text:style-name="P2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8"/>
      <text:p text:style-name="P8"/>
      <text:p text:style-name="P9">Veuillez trouver ci-joint, le courrier transmis à votre client dans le cadre de sa demande de permis d'urbanisme <text:span text:style-name="T3">conformément à l'article D.IV.46. du CoDT</text:span>. Le Collège communal, en date du <text:text-input text:description="Date de la séance du collège">tool.formatDate(urbanEventObj.getDecisionDate())</text:text-input>, a remis sa décision sur le projet et celle-ci est <text:span text:style-name="T2"><text:text-input text:description="Décision">self.getValueForTemplate('decision', obj=urbanEventObj).upper()</text:text-input></text:span>.</text:p>
      <text:p text:style-name="P9"/>
      <text:p text:style-name="P10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8"/>
      <text:p text:style-name="P9"><office:annotation><dc:creator>Gauthier Bastien</dc:creator><dc:date>2011-01-13T14:56:41</dc:date><text:p text:style-name="P16"><text:span text:style-name="T11">do text</text:span></text:p><text:p text:style-name="P16"><text:span text:style-name="T11">from document(at=signatures, format='odt')</text:span></text:p></office:annotation>Import depuis signatures.odt</text:p>
      <text:p text:style-name="P4"/>
      <text:p text:style-name="P6">Copie de la convocation du demandeu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41:55.421210561</dc:date>
    <dc:language>fr-FR</dc:language>
    <meta:editing-cycles>98</meta:editing-cycles>
    <meta:editing-duration>P1DT9H8M34S</meta:editing-duration>
    <meta:document-statistic meta:table-count="1" meta:image-count="0" meta:object-count="0" meta:page-count="1" meta:paragraph-count="14" meta:word-count="117" meta:character-count="1045" meta:non-whitespace-character-count="961"/>
    <meta:user-defined meta:name="Info 1"/>
    <meta:user-defined meta:name="Info 2"/>
    <meta:user-defined meta:name="Info 3"/>
    <meta:user-defined meta:name="Info 4"/>
  </office:meta>
</office:document-meta>
</file>